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933" fo:border="0.51pt solid #000000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fo:border="0.51pt solid #000000"/>
    </style:style>
    <style:style style:name="ce6" style:family="table-cell" style:parent-style-name="Default">
      <style:table-cell-properties fo:background-color="#ff8000" fo:border="0.51pt solid #000000"/>
    </style:style>
    <style:style style:name="ce7" style:family="table-cell" style:parent-style-name="Default">
      <style:table-cell-properties fo:background-color="#2a6099" fo:border="0.51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7" table:default-cell-style-name="ce8"/>
        <table:table-column table:style-name="co4" table:default-cell-style-name="ce8"/>
        <table:table-column table:style-name="co5" table:default-cell-style-name="ce8"/>
        <table:table-column table:style-name="co5" table:number-columns-repeated="2" table:default-cell-style-name="Default"/>
        <table:table-column table:style-name="co2" table:number-columns-repeated="2" table:default-cell-style-name="ce1"/>
        <table:table-column table:style-name="co3" table:number-columns-repeated="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8"/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 calcext:value-type="string">
            <text:p>In use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string" calcext:value-type="string">
            <text:p>Freed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2" table:number-columns-repeated="8"/>
          <table:table-cell table:style-name="ce9" office:value-type="string" calcext:value-type="string" table:number-columns-spanned="1" table:number-rows-spanned="8">
            <text:p>Size</text:p>
            <text:p>8 byte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style-name="ce9" office:value-type="string" calcext:value-type="string" table:number-columns-spanned="1" table:number-rows-spanned="8">
            <text:p>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style-name="ce2" table:number-columns-repeated="5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style-name="ce9" office:value-type="string" calcext:value-type="string" table:number-columns-spanned="1" table:number-rows-spanned="24">
            <text:p>Payloa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5" table:number-columns-repeated="8"/>
          <table:table-cell table:style-name="ce9" office:value-type="string" calcext:value-type="string" table:number-columns-spanned="1" table:number-rows-spanned="8">
            <text:p>fwd</text:p>
            <text:p>8 byt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covered-table-cell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covered-table-cell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covered-table-cell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covered-table-cell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covered-table-cell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covered-table-cell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covered-table-cell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number-columns-repeated="8"/>
          <table:table-cell table:style-name="ce9" office:value-type="string" calcext:value-type="string" table:number-columns-spanned="1" table:number-rows-spanned="8">
            <text:p>bck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covered-table-cell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covered-table-cell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covered-table-cell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covered-table-cell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covered-table-cell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covered-table-cell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covered-table-cell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covered-table-cell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8"/>
          <table:table-cell table:style-name="ce9" office:value-type="string" calcext:value-type="string" table:number-columns-spanned="1" table:number-rows-spanned="8">
            <text:p>prev_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covered-table-cell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covered-table-cell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covered-table-cell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covered-table-cell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covered-table-cell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covered-table-cell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covered-table-cell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style-name="ce7" table:number-columns-repeated="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7:04:38.623043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03:00.247752926</meta:creation-date>
    <dc:date>2024-07-11T18:14:42.648268301</dc:date>
    <meta:editing-duration>PT3H8M2S</meta:editing-duration>
    <meta:editing-cycles>2</meta:editing-cycles>
    <meta:generator>LibreOffice/7.6.7.2$Linux_X86_64 LibreOffice_project/60$Build-2</meta:generator>
    <meta:document-statistic meta:table-count="1" meta:cell-count="158" meta:object-count="0"/>
  </office:meta>
</office:document-meta>
</file>